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2CBF8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9CFB5"/>
      <style:text-properties style:font-name="Liberation Serif" style:font-name-asian="Liberation Serif" style:font-name-complex="Liberation Serif" fo:font-size="11pt" style:font-size-asian="11pt" style:font-size-complex="11pt" fo:font-style="italic" style:font-style-asian="italic" style:font-style-complex="italic"/>
    </style:style>
    <style:style style:name="ce6" style:family="table-cell" style:parent-style-name="Default" style:data-style-name="N0">
      <style:text-properties style:font-name="Liberation Serif" style:font-name-asian="Liberation Serif" style:font-name-complex="Liberation Serif" fo:font-size="11pt" style:font-size-asian="11pt" style:font-size-complex="11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top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2CBF8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254D2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0385416666667cm" style:use-optimal-column-width="true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7.8329166666667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7.14375cm"/>
    </style:style>
    <style:style style:name="co8" style:family="table-column">
      <style:table-column-properties fo:break-before="auto" style:column-width="8.91645833333333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6.35cm"/>
    </style:style>
    <style:style style:name="co12" style:family="table-column">
      <style:table-column-properties fo:break-before="auto" style:column-width="7.9375cm"/>
    </style:style>
    <style:style style:name="co13" style:family="table-column">
      <style:table-column-properties fo:break-before="auto" style:column-width="14.1022916666667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4.47145833333333cm"/>
    </style:style>
    <style:style style:name="co17" style:family="table-column">
      <style:table-column-properties fo:break-before="auto" style:column-width="3.14854166666667cm"/>
    </style:style>
    <style:style style:name="co18" style:family="table-column">
      <style:table-column-properties fo:break-before="auto" style:column-width="11.69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rreu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6" table:default-cell-style-name="ce2"/>
        <table:table-row table:style-name="ro1">
          <table:table-cell office:value-type="string" table:style-name="ce2">
            <text:p>Categorie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Code</text:p>
          </table:table-cell>
          <table:table-cell office:value-type="string" table:style-name="ce3">
            <text:p>Message</text:p>
          </table:table-cell>
          <table:table-cell office:value-type="string" table:style-name="ce3">
            <text:p>MessageUtilisateur</text:p>
          </table:table-cell>
          <table:table-cell office:value-type="string" table:style-name="ce3">
            <text:p>Fonction</text:p>
          </table:table-cell>
          <table:table-cell office:value-type="string" table:style-name="ce3">
            <text:p>Contexte</text:p>
          </table:table-cell>
          <table:table-cell office:value-type="string" table:style-name="ce3">
            <text:p>Remarqu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chier.xml doit être un vecteur de type chaîne de caractères, contenant un seul élément</text:p>
          </table:table-cell>
          <table:table-cell office:value-type="string" table:style-name="ce2">
            <text:p>JOLIMESS_fichier.xml doit être un vecteur de type chaîne de caractères, contenant un seul élément</text:p>
          </table:table-cell>
          <table:table-cell office:value-type="string" table:style-name="ce2">
            <text:p>debuter_xml.moodle</text:p>
          </table:table-cell>
          <table:table-cell office:value-type="string" table:style-name="ce2">
            <text:p>Création du fichier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 texte passé n'est pas unique. Problème de codage antérieur ! [%s]</text:p>
          </table:table-cell>
          <table:table-cell office:value-type="string" table:style-name="ce2">
            <text:p>JOLIMESS_Le texte passé n'est pas unique. Problème de codage antérieur ! [%s]</text:p>
          </table:table-cell>
          <table:table-cell office:value-type="string" table:style-name="ce4">
            <text:p>coder.texte</text:p>
          </table:table-cell>
          <table:table-cell office:value-type="string" table:style-name="ce2">
            <text:p>Codage d’un texte en XML</text:p>
          </table:table-cell>
          <table:table-cell office:value-type="string" table:style-name="ce2">
            <text:p>%s remplacé par les éléments du vecteur…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 fichier XML doit être un nom de fichier à créer ou un fichier déjà ouvert par debuter_xml.moodle</text:p>
          </table:table-cell>
          <table:table-cell office:value-type="string" table:style-name="ce2">
            <text:p>JOLIMESS_Le fichier XML doit être un nom de fichier à créer ou un fichier déjà ouvert par debuter_xml.moodle</text:p>
          </table:table-cell>
          <table:table-cell office:value-type="string" table:style-name="ce5">
            <text:p>Contextes multiple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nserer.images doit valoir TRUE ou FALSE</text:p>
          </table:table-cell>
          <table:table-cell office:value-type="string" table:style-name="ce2">
            <text:p>JOLIMESS_inserer.images doit valoir TRUE ou FALSE</text:p>
          </table:table-cell>
          <table:table-cell office:value-type="string" table:style-name="ce4">
            <text:p>verification_conversions</text:p>
          </table:table-cell>
          <table:table-cell office:value-type="string" table:style-name="ce2">
            <text:p>Conversion « CSV » → XML</text:p>
          </table:table-cell>
          <table:table-cell office:value-type="string" table:style-name="ce6">
            <text:p>aussi par df.mood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nserer.images ne doit avoir qu'une seule valeur, TRUE ou FALSE</text:p>
          </table:table-cell>
          <table:table-cell office:value-type="string" table:style-name="ce2">
            <text:p>JOLIMESS_inserer.images ne doit avoir qu'une seule valeur, TRUE ou FALSE</text:p>
          </table:table-cell>
          <table:table-cell office:value-type="string" table:style-name="ce4">
            <text:p>verification_conversions</text:p>
          </table:table-cell>
          <table:table-cell office:value-type="string" table:style-name="ce2">
            <text:p>Conversion « CSV » → XML</text:p>
          </table:table-cell>
          <table:table-cell office:value-type="string" table:style-name="ce6">
            <text:p>aussi par df.mood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n seul dossier contenant les images doit être spécifié</text:p>
          </table:table-cell>
          <table:table-cell office:value-type="string" table:style-name="ce2">
            <text:p>JOLIMESS_Un seul dossier contenant les images doit être spécifié</text:p>
          </table:table-cell>
          <table:table-cell office:value-type="string" table:style-name="ce4">
            <text:p>verification_conversions</text:p>
          </table:table-cell>
          <table:table-cell office:value-type="string" table:style-name="ce2">
            <text:p>Conversion « CSV » → XML</text:p>
          </table:table-cell>
          <table:table-cell office:value-type="string" table:style-name="ce6">
            <text:p>aussi par df.mood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Il faut indiquer un et un seul nom de fichier XML pour la sortie…</text:p>
          </table:table-cell>
          <table:table-cell office:value-type="string" table:style-name="ce2">
            <text:p>JOLIMESS_Il faut indiquer un et un seul nom de fichier XML pour la sortie…</text:p>
          </table:table-cell>
          <table:table-cell office:value-type="string" table:style-name="ce5">
            <text:p>Contextes multiple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La précision doit être un entier positif ou NA</text:p>
          </table:table-cell>
          <table:table-cell office:value-type="string" table:style-name="ce2">
            <text:p>JOLIMESS_La précision doit être un entier positif ou NA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Il faut deux séparateurs d'image au plus : pour le début et pour la fin.</text:p>
          </table:table-cell>
          <table:table-cell office:value-type="string" table:style-name="ce2">
            <text:p>JOLIMESS_Il faut deux séparateurs d'image au plus : pour le début et pour la fin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l faut deux séparateurs de formule au plus : pour le début et pour la fin.</text:p>
          </table:table-cell>
          <table:table-cell office:value-type="string" table:style-name="ce2">
            <text:p>JOLIMESS_Il faut deux séparateurs de formule au plus : pour le début et pour la fin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Formules mathématiques à convertir en imag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Il faut deux séparateurs de code SMILES au plus : pour le début et pour la fin.</text:p>
          </table:table-cell>
          <table:table-cell office:value-type="string" table:style-name="ce2">
            <text:p>JOLIMESS_Il faut deux séparateurs de code SMILES au plus : pour le début et pour la fin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Pas autant de X que de Y !</text:p>
          </table:table-cell>
          <table:table-cell office:value-type="string" table:style-name="ce7">
            <text:p>JOLIMESS_Pas autant de X que de Y !</text:p>
          </table:table-cell>
          <table:table-cell office:value-type="string" table:style-name="ce7">
            <text:p>glisser_deposer.moodle</text:p>
            <text:p>legender_image.moodle</text:p>
          </table:table-cell>
          <table:table-cell office:value-type="string" table:style-name="ce7">
            <text:p>Question « déposer sur une image »</text:p>
          </table:table-cell>
          <table:table-cell office:value-type="string" table:style-name="ce7">
            <text:p>Problème dans les coordonnées des zones de dépô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Pas autant de textes que de coordonnées !</text:p>
          </table:table-cell>
          <table:table-cell office:value-type="string" table:style-name="ce2">
            <text:p>JOLIMESS_Pas autant de textes que de coordonnées !</text:p>
          </table:table-cell>
          <table:table-cell office:value-type="string" table:style-name="ce2">
            <text:p>glisser_deposer.moodle</text:p>
          </table:table-cell>
          <table:table-cell office:value-type="string" table:style-name="ce2">
            <text:p>Question « déposer sur une image »</text:p>
          </table:table-cell>
          <table:table-cell office:value-type="string" table:style-name="ce2">
            <text:p>Problème dans les étiquett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Pas autant d'indicateurs d'unicité que de coordonnées !</text:p>
          </table:table-cell>
          <table:table-cell office:value-type="string" table:style-name="ce2">
            <text:p>JOLIMESS_Pas autant d'indicateurs d'unicité que de coordonnées !</text:p>
          </table:table-cell>
          <table:table-cell office:value-type="string" table:style-name="ce2">
            <text:p>glisser_deposer.moodle</text:p>
          </table:table-cell>
          <table:table-cell office:value-type="string" table:style-name="ce2">
            <text:p>Question « déposer sur une image »</text:p>
          </table:table-cell>
          <table:table-cell office:value-type="string" table:style-name="ce2">
            <text:p>Problème dans les étiquett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Marque voulue : %d mais seulement %d définies</text:p>
          </table:table-cell>
          <table:table-cell office:value-type="string" table:style-name="ce2">
            <text:p>JOLIMESS_Marque voulue : %d mais seulement %d définies</text:p>
          </table:table-cell>
          <table:table-cell office:value-type="string" table:style-name="ce2">
            <text:p>legender_image.moodle</text:p>
          </table:table-cell>
          <table:table-cell office:value-type="string" table:style-name="ce2">
            <text:p>Question « légender une image »</text:p>
          </table:table-cell>
          <table:table-cell office:value-type="string" table:style-name="ce2">
            <text:p>Problème de cohérence des légend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Pas autant d'indications "Infini" que de zones de texte</text:p>
          </table:table-cell>
          <table:table-cell office:value-type="string" table:style-name="ce2">
            <text:p>JOLIMESS_Pas autant d'indications "Infini" que de zones de texte</text:p>
          </table:table-cell>
          <table:table-cell office:value-type="string" table:style-name="ce2">
            <text:p>glisser_textes.moodle</text:p>
          </table:table-cell>
          <table:table-cell office:value-type="string" table:style-name="ce2">
            <text:p>Question « glisser dans un texte à trou 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Le fichier XML doit être un nom de fichier à créer ou un fichier déjà ouvert par creer_glossaire.moodle</text:p>
          </table:table-cell>
          <table:table-cell office:value-type="string" table:style-name="ce2">
            <text:p>JOLIMESS_Le fichier XML doit être un nom de fichier à créer ou un fichier déjà ouvert par creer_glossaire.moodle</text:p>
          </table:table-cell>
          <table:table-cell office:value-type="string" table:style-name="ce2">
            <text:p>csv_glossaire.moodle</text:p>
          </table:table-cell>
          <table:table-cell office:value-type="string" table:style-name="ce2">
            <text:p>Conversion CSV → glossaire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i note, ni indication de bonne réponse. Impossible de construire la question.</text:p>
          </table:table-cell>
          <table:table-cell office:value-type="string" table:style-name="ce2">
            <text:p>JOLIMESS_Ni note, ni indication de bonne réponse. Impossible de construire la question.</text:p>
          </table:table-cell>
          <table:table-cell office:value-type="string" table:style-name="ce4">
            <text:p>gr.qcm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Le nombre de réponses [%d] et le nombre de champs [%d] discordent...</text:p>
          </table:table-cell>
          <table:table-cell office:value-type="string" table:style-name="ce2">
            <text:p>JOLIMESS_Le nombre de réponses [%d] et le nombre de champs [%d] discordent...</text:p>
          </table:table-cell>
          <table:table-cell office:value-type="string" table:style-name="ce2">
            <text:p>question_libre.moodle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Il faut autant de types que de champs réponses...</text:p>
          </table:table-cell>
          <table:table-cell office:value-type="string" table:style-name="ce2">
            <text:p>JOLIMESS_Il faut autant de types que de champs réponses...</text:p>
          </table:table-cell>
          <table:table-cell office:value-type="string" table:style-name="ce2">
            <text:p>question_libre.moodle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Il faut autant de notes que de champs réponses...</text:p>
          </table:table-cell>
          <table:table-cell office:value-type="string" table:style-name="ce2">
            <text:p>JOLIMESS_Il faut autant de notes que de champs réponses...</text:p>
          </table:table-cell>
          <table:table-cell office:value-type="string" table:style-name="ce2">
            <text:p>question_libre.moodle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Discordance entre nombre de réponses et nombre de fractions...</text:p>
          </table:table-cell>
          <table:table-cell office:value-type="string" table:style-name="ce2">
            <text:p>JOLIMESS_Discordance entre nombre de réponses et nombre de fractions..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Discordance entre nombre de réponses et nombre de commentaires...</text:p>
          </table:table-cell>
          <table:table-cell office:value-type="string" table:style-name="ce2">
            <text:p>JOLIMESS_Discordance entre nombre de réponses et nombre de commentaires..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Vous devez préciser le nom des codes comme nom de la liste de leur valeur...</text:p>
          </table:table-cell>
          <table:table-cell office:value-type="string" table:style-name="ce2">
            <text:p>JOLIMESS_Vous devez préciser le nom des codes comme nom de la liste de leur valeur..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fichiers<text:s text:c="4"/>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Fichier inexistant [%f]</text:p>
          </table:table-cell>
          <table:table-cell office:value-type="string" table:style-name="ce2">
            <text:p>JOLIMESS_Fichier inexistant [%f]</text:p>
          </table:table-cell>
          <table:table-cell office:value-type="string" table:style-name="ce5">
            <text:p>Contextes multiples</text:p>
          </table:table-cell>
          <table:table-cell table:style-name="ce2"/>
          <table:table-cell office:value-type="string" table:style-name="ce2">
            <text:p>Ou problème de droits d’accès…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fichiers<text:s text:c="4"/>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Le dossier d'images indiqué n'existe pas [%d].</text:p>
          </table:table-cell>
          <table:table-cell office:value-type="string" table:style-name="ce2">
            <text:p>JOLIMESS_Le dossier d'images indiqué n'existe pas [%d].</text:p>
          </table:table-cell>
          <table:table-cell office:value-type="string" table:style-name="ce5">
            <text:p>Contextes multiples</text:p>
          </table:table-cell>
          <table:table-cell table:style-name="ce2"/>
          <table:table-cell office:value-type="string" table:style-name="ce2">
            <text:p>Ou problème de droits d’accès…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fichiers<text:s text:c="4"/>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Fichier d'image de fond inexistant ! [%s]</text:p>
          </table:table-cell>
          <table:table-cell office:value-type="string" table:style-name="ce2">
            <text:p>JOLIMESS_Fichier d'image de fond inexistant ! [%s]</text:p>
          </table:table-cell>
          <table:table-cell office:value-type="string" table:style-name="ce5">
            <text:p>Contextes multiples</text:p>
          </table:table-cell>
          <table:table-cell table:style-name="ce2"/>
          <table:table-cell office:value-type="string" table:style-name="ce2">
            <text:p>Ou problème de droits d’accès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fichiers<text:s text:c="4"/>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Image %s non trouvée...</text:p>
          </table:table-cell>
          <table:table-cell office:value-type="string" table:style-name="ce2">
            <text:p>JOLIMESS_Image %s non trouvée...</text:p>
          </table:table-cell>
          <table:table-cell office:value-type="string" table:style-name="ce2">
            <text:p>coder_image.moodle</text:p>
          </table:table-cell>
          <table:table-cell office:value-type="string" table:style-name="ce2">
            <text:p>Insertion d’une image dans le XML</text:p>
          </table:table-cell>
          <table:table-cell office:value-type="string" table:style-name="ce2">
            <text:p>Ou problème de droits d’accès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bibliothèques externes<text:s text:c="4"/>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Installez le package readODS pour convertir un fichier ODS (Libre Office Calc) en XML</text:p>
          </table:table-cell>
          <table:table-cell office:value-type="string" table:style-name="ce2">
            <text:p>JOLIMESS_Installez le package readODS pour convertir un fichier ODS (Libre Office Calc) en XML</text:p>
          </table:table-cell>
          <table:table-cell office:value-type="string" table:style-name="ce2">
            <text:p>ods.moodle</text:p>
          </table:table-cell>
          <table:table-cell office:value-type="string" table:style-name="ce2">
            <text:p>Conversion ODS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bibliothèques externes<text:s text:c="4"/>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Installez le package openxlsx pour convertir un fichier XLSX (Excel récent) en XML.</text:p>
          </table:table-cell>
          <table:table-cell office:value-type="string" table:style-name="ce2">
            <text:p>JOLIMESS_Installez le package openxlsx pour convertir un fichier XLSX (Excel récent) en XML.</text:p>
          </table:table-cell>
          <table:table-cell office:value-type="string" table:style-name="ce2">
            <text:p>xlsx.moodle</text:p>
          </table:table-cell>
          <table:table-cell office:value-type="string" table:style-name="ce2">
            <text:p>Conversion XLSX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Type de forme inconnu [%s]</text:p>
          </table:table-cell>
          <table:table-cell office:value-type="string" table:style-name="ce2">
            <text:p>JOLIMESS_Type de forme inconnu [%s]</text:p>
          </table:table-cell>
          <table:table-cell office:value-type="string" table:style-name="ce2">
            <text:p>legender_image.moodle</text:p>
          </table:table-cell>
          <table:table-cell office:value-type="string" table:style-name="ce2">
            <text:p>Question « légender une image »</text:p>
          </table:table-cell>
          <table:table-cell office:value-type="string" table:style-name="ce2">
            <text:p>Forme de zone inconn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Aucune zone définie dans le texte</text:p>
          </table:table-cell>
          <table:table-cell office:value-type="string" table:style-name="ce2">
            <text:p>JOLIMESS_Aucune zone définie dans le texte</text:p>
          </table:table-cell>
          <table:table-cell office:value-type="string" table:style-name="ce2">
            <text:p>glisser_textes.moodle</text:p>
          </table:table-cell>
          <table:table-cell office:value-type="string" table:style-name="ce2">
            <text:p>Question « glisser dans un texte à trou 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[CLOZE] Type de question inconnu [%s]</text:p>
          </table:table-cell>
          <table:table-cell office:value-type="string" table:style-name="ce2">
            <text:p>JOLIMESS_[CLOZE] Type de question inconnu [%s]</text:p>
          </table:table-cell>
          <table:table-cell office:value-type="string" table:style-name="ce4">
            <text:p>generer_question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Type de champ inconnu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1" table:style-name="ce2">
            <text:p>251</text:p>
          </table:table-cell>
          <table:table-cell office:value-type="string" table:style-name="ce2">
            <text:p>Aucune réponse proposé : l'import dans Moodle échouera.</text:p>
          </table:table-cell>
          <table:table-cell office:value-type="string" table:style-name="ce2">
            <text:p>JOLIMESS_Aucune réponse proposé : l'import dans Moodle échouera.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Pas de réponse fournie à une question numériq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2" table:style-name="ce2">
            <text:p>252</text:p>
          </table:table-cell>
          <table:table-cell office:value-type="string" table:style-name="ce2">
            <text:p>Valeur NA : l'import dans Moodle échouera</text:p>
          </table:table-cell>
          <table:table-cell office:value-type="string" table:style-name="ce2">
            <text:p>JOLIMESS_Valeur NA : l'import dans Moodle échouera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Réponse NA à une question numériq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3" table:style-name="ce2">
            <text:p>253</text:p>
          </table:table-cell>
          <table:table-cell office:value-type="string" table:style-name="ce2">
            <text:p>Valeur NaN : l'import dans Moodle échouera</text:p>
          </table:table-cell>
          <table:table-cell office:value-type="string" table:style-name="ce2">
            <text:p>JOLIMESS_Valeur NaN : l'import dans Moodle échouera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Réponse NaN à une question numériq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4" table:style-name="ce2">
            <text:p>254</text:p>
          </table:table-cell>
          <table:table-cell office:value-type="string" table:style-name="ce2">
            <text:p>Valeur Inf : l'import dans Moodle échouera</text:p>
          </table:table-cell>
          <table:table-cell office:value-type="string" table:style-name="ce2">
            <text:p>JOLIMESS_Valeur Inf : l'import dans Moodle échouera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Réponse ±Inf à une question numériq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Il y a %d réponses mais %d tolérances.</text:p>
          </table:table-cell>
          <table:table-cell office:value-type="string" table:style-name="ce2">
            <text:p>JOLIMESS_Il y a %d réponses mais %d tolérances.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Incohérence entre réponses et toléranc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6" table:style-name="ce2">
            <text:p>256</text:p>
          </table:table-cell>
          <table:table-cell office:value-type="string" table:style-name="ce2">
            <text:p>Il y a %d réponses mais %d notes.</text:p>
          </table:table-cell>
          <table:table-cell office:value-type="string" table:style-name="ce2">
            <text:p>JOLIMESS_Il y a %d réponses mais %d notes.</text:p>
          </table:table-cell>
          <table:table-cell office:value-type="string" table:style-name="ce5">
            <text:p>Contextes multiples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Incohérence entre réponses et not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7" table:style-name="ce2">
            <text:p>257</text:p>
          </table:table-cell>
          <table:table-cell office:value-type="string" table:style-name="ce2">
            <text:p>[CLOZE] QCU : une seule réponse proposée, il en faut au moins 2.</text:p>
          </table:table-cell>
          <table:table-cell office:value-type="string" table:style-name="ce2">
            <text:p>JOLIMESS_[CLOZE] QCU : une seule réponse proposée, il en faut au moins 2.</text:p>
          </table:table-cell>
          <table:table-cell office:value-type="string" table:style-name="ce4">
            <text:p>gr.qcu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8" table:style-name="ce2">
            <text:p>258</text:p>
          </table:table-cell>
          <table:table-cell office:value-type="string" table:style-name="ce2">
            <text:p>Aucune réponse correcte parmi celles indiquées ! (Réponses : %s)</text:p>
          </table:table-cell>
          <table:table-cell office:value-type="string" table:style-name="ce2">
            <text:p>JOLIMESS_Aucune réponse correcte parmi celles indiquées ! (Réponses : %s)</text:p>
          </table:table-cell>
          <table:table-cell office:value-type="string" table:style-name="ce5">
            <text:p>Contextes multiples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59" table:style-name="ce2">
            <text:p>259</text:p>
          </table:table-cell>
          <table:table-cell office:value-type="string" table:style-name="ce2">
            <text:p>Moodle n'autorise pas plusieurs réponses correctes dans une question multiple cloze de type MULTICHOICE avec boutons radios (_H, _V, _HS, _VS) (l'import échoue)\n[type = %s, reponses = {%s}]</text:p>
          </table:table-cell>
          <table:table-cell office:value-type="string" table:style-name="ce2">
            <text:p>JOLIMESS_Moodle n'autorise pas plusieurs réponses correctes dans une question multiple cloze de type MULTICHOICE avec boutons radios (_H, _V, _HS, _VS) (l'import échoue)\n[type = %s, reponses = {%s}]</text:p>
          </table:table-cell>
          <table:table-cell office:value-type="string" table:style-name="ce4">
            <text:p>gr.qcu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60" table:style-name="ce2">
            <text:p>260</text:p>
          </table:table-cell>
          <table:table-cell office:value-type="string" table:style-name="ce2">
            <text:p>[CLOZE] QCM : une seule réponse proposée, il en faut au moins 2.</text:p>
          </table:table-cell>
          <table:table-cell office:value-type="string" table:style-name="ce2">
            <text:p>JOLIMESS_[CLOZE] QCM : une seule réponse proposée, il en faut au moins 2.</text:p>
          </table:table-cell>
          <table:table-cell office:value-type="string" table:style-name="ce4">
            <text:p>gr.qcm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61" table:style-name="ce2">
            <text:p>261</text:p>
          </table:table-cell>
          <table:table-cell office:value-type="string" table:style-name="ce2">
            <text:p>Il y a %d réponses mais %d indications de correct/incorrect.</text:p>
          </table:table-cell>
          <table:table-cell office:value-type="string" table:style-name="ce2">
            <text:p>JOLIMESS_Il y a %d réponses mais %d indications de correct/incorrect.</text:p>
          </table:table-cell>
          <table:table-cell office:value-type="string" table:style-name="ce4">
            <text:p>gr.qcm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262" table:style-name="ce2">
            <text:p>262</text:p>
          </table:table-cell>
          <table:table-cell office:value-type="string" table:style-name="ce2">
            <text:p>Erreur dans la création de la question cloze</text:p>
          </table:table-cell>
          <table:table-cell office:value-type="string" table:style-name="ce2">
            <text:p>JOLIMESS_Erreur dans la création de la question cloze</text:p>
          </table:table-cell>
          <table:table-cell office:value-type="string" table:style-name="ce2">
            <text:p>question_libre.moodle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Problème dans les paste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Pour une question numérique, la bonne réponse doit être un nombre</text:p>
          </table:table-cell>
          <table:table-cell office:value-type="string" table:style-name="ce2">
            <text:p>JOLIMESS_Pour une question numérique, la bonne réponse doit être un nombre</text:p>
          </table:table-cell>
          <table:table-cell office:value-type="string" table:style-name="ce2">
            <text:p>numerique.moodle</text:p>
          </table:table-cell>
          <table:table-cell office:value-type="string" table:style-name="ce2">
            <text:p>Question à réponse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01" table:style-name="ce2">
            <text:p>301</text:p>
          </table:table-cell>
          <table:table-cell office:value-type="string" table:style-name="ce2">
            <text:p>Il faut autant de notes que de réponses</text:p>
          </table:table-cell>
          <table:table-cell office:value-type="string" table:style-name="ce2">
            <text:p>JOLIMESS_Il faut autant de notes que de réponses</text:p>
          </table:table-cell>
          <table:table-cell office:value-type="string" table:style-name="ce2">
            <text:p>numerique.moodle</text:p>
          </table:table-cell>
          <table:table-cell office:value-type="string" table:style-name="ce2">
            <text:p>Question à réponse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02" table:style-name="ce2">
            <text:p>302</text:p>
          </table:table-cell>
          <table:table-cell office:value-type="string" table:style-name="ce2">
            <text:p>On peut imposer le nombre de chiffres après la virgule ou le nombre de chiffre significatifs, mais pas les deux !</text:p>
          </table:table-cell>
          <table:table-cell office:value-type="string" table:style-name="ce2">
            <text:p>JOLIMESS_On peut imposer le nombre de chiffres après la virgule ou le nombre de chiffre significatifs, mais pas les deux !</text:p>
          </table:table-cell>
          <table:table-cell office:value-type="string" table:style-name="ce2">
            <text:p>numerique.moodle</text:p>
          </table:table-cell>
          <table:table-cell office:value-type="string" table:style-name="ce2">
            <text:p>Question à réponse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03" table:style-name="ce2">
            <text:p>303</text:p>
          </table:table-cell>
          <table:table-cell office:value-type="string" table:style-name="ce2">
            <text:p>Un nombre de décimales doit être positif !</text:p>
          </table:table-cell>
          <table:table-cell office:value-type="string" table:style-name="ce2">
            <text:p>JOLIMESS_Un nombre de décimales doit être positif !</text:p>
          </table:table-cell>
          <table:table-cell office:value-type="string" table:style-name="ce2">
            <text:p>numerique.moodle</text:p>
          </table:table-cell>
          <table:table-cell office:value-type="string" table:style-name="ce2">
            <text:p>Question à réponse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04" table:style-name="ce2">
            <text:p>304</text:p>
          </table:table-cell>
          <table:table-cell office:value-type="string" table:style-name="ce2">
            <text:p>Un nombre de chiffres significatifs doit être strictement positif !</text:p>
          </table:table-cell>
          <table:table-cell office:value-type="string" table:style-name="ce2">
            <text:p>JOLIMESS_Un nombre de chiffres significatifs doit être strictement positif !</text:p>
          </table:table-cell>
          <table:table-cell office:value-type="string" table:style-name="ce2">
            <text:p>numerique.moodle</text:p>
          </table:table-cell>
          <table:table-cell office:value-type="string" table:style-name="ce2">
            <text:p>Question à réponse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Aucune bonne réponse indiquée...</text:p>
          </table:table-cell>
          <table:table-cell office:value-type="string" table:style-name="ce2">
            <text:p>JOLIMESS_Aucune bonne réponse indiquée..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51" table:style-name="ce2">
            <text:p>351</text:p>
          </table:table-cell>
          <table:table-cell office:value-type="string" table:style-name="ce2">
            <text:p>Plus de pourcentages de réponses que de bonnes réponses...</text:p>
          </table:table-cell>
          <table:table-cell office:value-type="string" table:style-name="ce2">
            <text:p>JOLIMESS_Plus de pourcentages de réponses que de bonnes réponses..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352" table:style-name="ce2">
            <text:p>352</text:p>
          </table:table-cell>
          <table:table-cell office:value-type="string" table:style-name="ce2">
            <text:p>Plus de pourcentage de pénalité que de mauvaise réponses...</text:p>
          </table:table-cell>
          <table:table-cell office:value-type="string" table:style-name="ce2">
            <text:p>JOLIMESS_Plus de pourcentage de pénalité que de mauvaise réponses..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Type d'éditeur de texte inconnu</text:p>
          </table:table-cell>
          <table:table-cell office:value-type="string" table:style-name="ce2">
            <text:p>JOLIMESS_Type d'éditeur de texte inconnu</text:p>
          </table:table-cell>
          <table:table-cell office:value-type="string" table:style-name="ce2">
            <text:p>question_ouverte.moodle</text:p>
          </table:table-cell>
          <table:table-cell office:value-type="string" table:style-name="ce2">
            <text:p>Question rédactionnelle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paramètres définissant les questions<text:s text:c="4"/>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Identifiant numérique [%d] déjà attribué dans la catégorie en cours.</text:p>
          </table:table-cell>
          <table:table-cell office:value-type="string" table:style-name="ce2">
            <text:p>JOLIMESS_Identifiant numérique [%d] déjà attribué dans la catégorie en cours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500" table:style-name="ce2">
            <text:p>500</text:p>
          </table:table-cell>
          <table:table-cell office:value-type="string" table:style-name="ce2">
            <text:p>Degré absurde demandé [%d]</text:p>
          </table:table-cell>
          <table:table-cell office:value-type="string" table:style-name="ce2">
            <text:p>JOLIMESS_Degré absurde demandé [%d]</text:p>
          </table:table-cell>
          <table:table-cell office:value-type="string" table:style-name="ce2">
            <text:p>afficher_poly.moodle</text:p>
          </table:table-cell>
          <table:table-cell office:value-type="string" table:style-name="ce2">
            <text:p>Affichage d’un polynôme</text:p>
          </table:table-cell>
          <table:table-cell office:value-type="string" table:style-name="ce2">
            <text:p>%d remplacé par la valeur incorrect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501" table:style-name="ce2">
            <text:p>501</text:p>
          </table:table-cell>
          <table:table-cell office:value-type="string" table:style-name="ce2">
            <text:p>Polynôme de degré %d : il faut %d coefficients - %d fournis</text:p>
          </table:table-cell>
          <table:table-cell office:value-type="string" table:style-name="ce2">
            <text:p>JOLIMESS_Polynôme de degré %d : il faut %d coefficients - %d fournis</text:p>
          </table:table-cell>
          <table:table-cell office:value-type="string" table:style-name="ce2">
            <text:p>afficher_poly.moodle</text:p>
          </table:table-cell>
          <table:table-cell office:value-type="string" table:style-name="ce2">
            <text:p>Affichage d’un polynôme</text:p>
          </table:table-cell>
          <table:table-cell office:value-type="string" table:style-name="ce2">
            <text:p>%d remplacés par les valeur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Erreur dans la génération du DVI ou de l'image\nFormule : %s</text:p>
          </table:table-cell>
          <table:table-cell office:value-type="string" table:style-name="ce2">
            <text:p>JOLIMESS_Erreur dans la génération du DVI ou de l'image\nFormule : %s</text:p>
          </table:table-cell>
          <table:table-cell office:value-type="string" table:style-name="ce4">
            <text:p>formule.LaTex</text:p>
          </table:table-cell>
          <table:table-cell office:value-type="string" table:style-name="ce2">
            <text:p>Création d’une formule mathématique</text:p>
          </table:table-cell>
          <table:table-cell office:value-type="string" table:style-name="ce2">
            <text:p>Erreur dans le code latex de la formule ?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600" table:style-name="ce2">
            <text:p>600</text:p>
          </table:table-cell>
          <table:table-cell office:value-type="string" table:style-name="ce2">
            <text:p>Erreur dans la génération de l'image\nFormule : %s</text:p>
          </table:table-cell>
          <table:table-cell office:value-type="string" table:style-name="ce2">
            <text:p>JOLIMESS_Erreur dans la génération de l'image\nFormule : %s</text:p>
          </table:table-cell>
          <table:table-cell office:value-type="string" table:style-name="ce2">
            <text:p>inserer_SMILES.moodle</text:p>
          </table:table-cell>
          <table:table-cell office:value-type="string" table:style-name="ce2">
            <text:p>Création d’une formule chimique</text:p>
          </table:table-cell>
          <table:table-cell office:value-type="string" table:style-name="ce2">
            <text:p>Erreur dans le code SMILES ?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601" table:style-name="ce2">
            <text:p>601</text:p>
          </table:table-cell>
          <table:table-cell office:value-type="string" table:style-name="ce2">
            <text:p>Erreur dans le rognage de l'image\nFormule : %s</text:p>
          </table:table-cell>
          <table:table-cell office:value-type="string" table:style-name="ce2">
            <text:p>JOLIMESS_Erreur dans le rognage de l'image\nFormule : %s</text:p>
          </table:table-cell>
          <table:table-cell office:value-type="string" table:style-name="ce2">
            <text:p>inserer_SMILES.moodle</text:p>
          </table:table-cell>
          <table:table-cell office:value-type="string" table:style-name="ce2">
            <text:p>Création d’une formule chimique</text:p>
          </table:table-cell>
          <table:table-cell office:value-type="string" table:style-name="ce2">
            <text:p>Commande convert introuvable ?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es affichages<text:s text:c="4"/></text:p>
          </table:table-cell>
          <table:table-cell office:value-type="float" office:value="650" table:style-name="ce2">
            <text:p>650</text:p>
          </table:table-cell>
          <table:table-cell office:value-type="string" table:style-name="ce2">
            <text:p>Définissez la partie commune de l'URL des images grâce à la fonction definir_dossier.image.moodle</text:p>
          </table:table-cell>
          <table:table-cell office:value-type="string" table:style-name="ce2">
            <text:p>JOLIMESS_Définissez la partie commune de l'URL des images grâce à la fonction definir_dossier.image.moodle</text:p>
          </table:table-cell>
          <table:table-cell office:value-type="string" table:style-name="ce5">
            <text:p>Contextes multiples</text:p>
          </table:table-cell>
          <table:table-cell office:value-type="string" table:style-name="ce2">
            <text:p>Insertion d’une image, d’un fichier</text:p>
          </table:table-cell>
          <table:table-cell office:value-type="string" table:style-name="ce2">
            <text:p>Cas d’un élément externe au XM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Aucune question, conversion annulée.</text:p>
          </table:table-cell>
          <table:table-cell office:value-type="string" table:style-name="ce2">
            <text:p>JOLIMESS_Aucune question, conversion annulée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Aucune ligne dans la<text:s/><text:span text:style-name="T2">data.frame</text:span>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1" table:style-name="ce2">
            <text:p>1001</text:p>
          </table:table-cell>
          <table:table-cell office:value-type="string" table:style-name="ce2">
            <text:p>Il faut au moins deux colonnes, énoncés et réponses.</text:p>
          </table:table-cell>
          <table:table-cell office:value-type="string" table:style-name="ce2">
            <text:p>JOLIMESS_Il faut au moins deux colonnes, énoncés et réponses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0 ou une colonne dans la<text:s/><text:span text:style-name="T2">data.frame</text:span>…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2" table:style-name="ce2">
            <text:p>1002</text:p>
          </table:table-cell>
          <table:table-cell office:value-type="string" table:style-name="ce2">
            <text:p>Une même colonne ne peut pas servir à deux informations distinctes !</text:p>
          </table:table-cell>
          <table:table-cell office:value-type="string" table:style-name="ce2">
            <text:p>JOLIMESS_Une même colonne ne peut pas servir à deux informations distinctes !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6">
            <text:p>Aussi dans<text:s/><text:span text:style-name="T3">csv_vers_glossaire</text:span>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Une question simple doit correspondre à une seule ligne.</text:p>
          </table:table-cell>
          <table:table-cell office:value-type="string" table:style-name="ce2">
            <text:p>JOLIMESS_Une question simple doit correspondre à une seule ligne.</text:p>
          </table:table-cell>
          <table:table-cell office:value-type="string" table:style-name="ce4">
            <text:p>convertir.question_simp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Question aussi identifiée comme catégorie !</text:p>
          </table:table-cell>
          <table:table-cell office:value-type="string" table:style-name="ce2">
            <text:p>JOLIMESS_Question aussi identifiée comme catégorie !</text:p>
          </table:table-cell>
          <table:table-cell office:value-type="string" table:style-name="ce4">
            <text:p>convertir.question_simp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Question non-identifiée comme catégorie !</text:p>
          </table:table-cell>
          <table:table-cell office:value-type="string" table:style-name="ce2">
            <text:p>JOLIMESS_Question non-identifiée comme catégorie !</text:p>
          </table:table-cell>
          <table:table-cell office:value-type="string" table:style-name="ce4">
            <text:p>convertir.question_simp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mais sans réponse et de type inconnu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6" table:style-name="ce2">
            <text:p>1006</text:p>
          </table:table-cell>
          <table:table-cell office:value-type="string" table:style-name="ce2">
            <text:p>Question identifiée à tort comme catégorie !</text:p>
          </table:table-cell>
          <table:table-cell office:value-type="string" table:style-name="ce2">
            <text:p>JOLIMESS_Question identifiée à tort comme catégorie !</text:p>
          </table:table-cell>
          <table:table-cell office:value-type="string" table:style-name="ce4">
            <text:p>convertir.question_simp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Réponse donnée, mais détectée comme catégorie !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Il doit y avoir au moins deux lignes</text:p>
          </table:table-cell>
          <table:table-cell office:value-type="string" table:style-name="ce2">
            <text:p>JOLIMESS_Il doit y avoir au moins deux lignes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Problème : question avec double code interne [%s]</text:p>
          </table:table-cell>
          <table:table-cell office:value-type="string" table:style-name="ce2">
            <text:p>JOLIMESS_Problème : question avec double code interne [%s]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09" table:style-name="ce2">
            <text:p>1009</text:p>
          </table:table-cell>
          <table:table-cell office:value-type="string" table:style-name="ce2">
            <text:p>Au moins une ligne faussement détectée comme une catégorie.</text:p>
          </table:table-cell>
          <table:table-cell office:value-type="string" table:style-name="ce2">
            <text:p>JOLIMESS_Au moins une ligne faussement détectée comme une catégori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Problème : question avec type multiple ou absent [%s]</text:p>
          </table:table-cell>
          <table:table-cell office:value-type="string" table:style-name="ce2">
            <text:p>JOLIMESS_Problème : question avec type multiple ou absent [%s]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Valeurs multiples dans la colonne Typ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1" table:style-name="ce2">
            <text:p>1011</text:p>
          </table:table-cell>
          <table:table-cell office:value-type="string" table:style-name="ce2">
            <text:p>Précisez une colonne avec les notes pour créer des questions à choix multiples</text:p>
          </table:table-cell>
          <table:table-cell office:value-type="string" table:style-name="ce2">
            <text:p>JOLIMESS_Précisez une colonne avec les notes pour créer des questions à choix multiples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2" table:style-name="ce2">
            <text:p>1012</text:p>
          </table:table-cell>
          <table:table-cell office:value-type="string" table:style-name="ce2">
            <text:p>Incohérence : QCU demandé, mais plusieurs bonnes réponses indiquées !\nConversion interrompue.</text:p>
          </table:table-cell>
          <table:table-cell office:value-type="string" table:style-name="ce2">
            <text:p>JOLIMESS_Incohérence : QCU demandé, mais plusieurs bonnes réponses indiquées !\nConversion interrompu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3" table:style-name="ce2">
            <text:p>1013</text:p>
          </table:table-cell>
          <table:table-cell office:value-type="string" table:style-name="ce2">
            <text:p>Format de question cloze incorrect : plus de champs que de réponses !</text:p>
          </table:table-cell>
          <table:table-cell office:value-type="string" table:style-name="ce2">
            <text:p>JOLIMESS_Format de question cloze incorrect : plus de champs que de réponses !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4" table:style-name="ce2">
            <text:p>1014</text:p>
          </table:table-cell>
          <table:table-cell office:value-type="string" table:style-name="ce2">
            <text:p>Vous devez indiquer quelle colonne contient %s</text:p>
          </table:table-cell>
          <table:table-cell office:value-type="string" table:style-name="ce2">
            <text:p>JOLIMESS_Vous devez indiquer quelle colonne contient %s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5" table:style-name="ce2">
            <text:p>1015</text:p>
          </table:table-cell>
          <table:table-cell office:value-type="string" table:style-name="ce2">
            <text:p>Numéro de colonne incorrect [%d mais seulement %d colonnes]</text:p>
          </table:table-cell>
          <table:table-cell office:value-type="string" table:style-name="ce2">
            <text:p>JOLIMESS_Numéro de colonne incorrect [%d mais seulement %d colonnes]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6" table:style-name="ce2">
            <text:p>1016</text:p>
          </table:table-cell>
          <table:table-cell office:value-type="string" table:style-name="ce2">
            <text:p>Colonne demandée non trouvée : %s</text:p>
          </table:table-cell>
          <table:table-cell office:value-type="string" table:style-name="ce2">
            <text:p>JOLIMESS_Colonne demandée non trouvée : %s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tableau (csv, xlsx, ods…) en questions<text:s text:c="4"/></text:p>
          </table:table-cell>
          <table:table-cell office:value-type="float" office:value="1017" table:style-name="ce2">
            <text:p>1017</text:p>
          </table:table-cell>
          <table:table-cell office:value-type="string" table:style-name="ce2">
            <text:p>Type d'identifiant de colonne non géré [%s]</text:p>
          </table:table-cell>
          <table:table-cell office:value-type="string" table:style-name="ce2">
            <text:p>JOLIMESS_Type d'identifiant de colonne non géré [%s]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fichier au format « QCM à lecture optique » en questions<text:s text:c="4"/></text:p>
          </table:table-cell>
          <table:table-cell office:value-type="float" office:value="1500" table:style-name="ce2">
            <text:p>1500</text:p>
          </table:table-cell>
          <table:table-cell office:value-type="string" table:style-name="ce2">
            <text:p>Fichier CSV sans question ? (une colonne seulement...)</text:p>
          </table:table-cell>
          <table:table-cell office:value-type="string" table:style-name="ce2">
            <text:p>JOLIMESS_Fichier CSV sans question ? (une colonne seulement...)</text:p>
          </table:table-cell>
          <table:table-cell office:value-type="string" table:style-name="ce4">
            <text:p>csv.qcm_optique_vers_XML</text:p>
          </table:table-cell>
          <table:table-cell office:value-type="string" table:style-name="ce2">
            <text:p>Conversion « QCM optique 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fichier au format « QCM à lecture optique » en questions<text:s text:c="4"/></text:p>
          </table:table-cell>
          <table:table-cell office:value-type="float" office:value="1501" table:style-name="ce2">
            <text:p>1501</text:p>
          </table:table-cell>
          <table:table-cell office:value-type="string" table:style-name="ce2">
            <text:p>Fichier CSV sans question ? (deux lignes seulement...)</text:p>
          </table:table-cell>
          <table:table-cell office:value-type="string" table:style-name="ce2">
            <text:p>JOLIMESS_Fichier CSV sans question ? (deux lignes seulement...)</text:p>
          </table:table-cell>
          <table:table-cell office:value-type="string" table:style-name="ce4">
            <text:p>csv.qcm_optique_vers_XML</text:p>
          </table:table-cell>
          <table:table-cell office:value-type="string" table:style-name="ce2">
            <text:p>Conversion « QCM optique »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fichier CSV en glossaire Moodle (XML)<text:s text:c="4"/>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Vous devez indiquer quelle colonne contient les mots à définir</text:p>
          </table:table-cell>
          <table:table-cell office:value-type="string" table:style-name="ce2">
            <text:p>JOLIMESS_Vous devez indiquer quelle colonne contient les mots à définir</text:p>
          </table:table-cell>
          <table:table-cell office:value-type="string" table:style-name="ce2">
            <text:p>csv_glossaire.moodle</text:p>
          </table:table-cell>
          <table:table-cell office:value-type="string" table:style-name="ce2">
            <text:p>Conversion CSV → glossaire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Erreur</text:p>
          </table:table-cell>
          <table:table-cell office:value-type="string" table:style-name="ce2">
            <text:p>Erreurs concernant la conversion d’un fichier CSV en glossaire Moodle (XML)<text:s text:c="4"/>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Vous devez indiquer quelle colonne contient les définitions</text:p>
          </table:table-cell>
          <table:table-cell office:value-type="string" table:style-name="ce2">
            <text:p>JOLIMESS_Vous devez indiquer quelle colonne contient les définitions</text:p>
          </table:table-cell>
          <table:table-cell office:value-type="string" table:style-name="ce2">
            <text:p>csv_glossaire.moodle</text:p>
          </table:table-cell>
          <table:table-cell office:value-type="string" table:style-name="ce2">
            <text:p>Conversion CSV → glossaire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ttention, seule la première valeur sera convertie, les autres seront ignorées...</text:p>
          </table:table-cell>
          <table:table-cell office:value-type="string" table:style-name="ce2">
            <text:p>JOLIMESS_Attention, seule la première valeur sera convertie, les autres seront ignorées...</text:p>
          </table:table-cell>
          <table:table-cell office:value-type="string" table:style-name="ce2">
            <text:p>afficher_nombre.moodle</text:p>
          </table:table-cell>
          <table:table-cell office:value-type="string" table:style-name="ce2">
            <text:p>Affichage d’une valeur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ule la première valeur de précision sera utilisée.</text:p>
          </table:table-cell>
          <table:table-cell office:value-type="string" table:style-name="ce2">
            <text:p>JOLIMESS_Seule la première valeur de précision sera utilisée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rdre.aleatoire de longueur &gt; 1 - seul la première valeur servira</text:p>
          </table:table-cell>
          <table:table-cell office:value-type="string" table:style-name="ce2">
            <text:p>JOLIMESS_ordre.aleatoire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umerotation de longueur &gt; 1 - seul la première valeur servira</text:p>
          </table:table-cell>
          <table:table-cell office:value-type="string" table:style-name="ce2">
            <text:p>JOLIMESS_numerotation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ontrer.nombre.correct de longueur &gt; 1 - seul la première valeur servira</text:p>
          </table:table-cell>
          <table:table-cell office:value-type="string" table:style-name="ce2">
            <text:p>JOLIMESS_montrer.nombre.correct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Extension inhabituelle pour un fichier texte - %s</text:p>
          </table:table-cell>
          <table:table-cell office:value-type="string" table:style-name="ce2">
            <text:p>JOLIMESS_Extension inhabituelle pour un fichier texte - %s</text:p>
          </table:table-cell>
          <table:table-cell office:value-type="string" table:style-name="ce2">
            <text:p>csv.moodle</text:p>
          </table:table-cell>
          <table:table-cell office:value-type="string" table:style-name="ce2">
            <text:p>Conversion CSV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Extension inhabituelle pour un fichier ods - %s</text:p>
          </table:table-cell>
          <table:table-cell office:value-type="string" table:style-name="ce2">
            <text:p>JOLIMESS_Extension inhabituelle pour un fichier ods - %s</text:p>
          </table:table-cell>
          <table:table-cell office:value-type="string" table:style-name="ce2">
            <text:p>ods.moodle</text:p>
          </table:table-cell>
          <table:table-cell office:value-type="string" table:style-name="ce2">
            <text:p>Conversion ODS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Extension inhabituelle pour un fichier xlsx - %s</text:p>
          </table:table-cell>
          <table:table-cell office:value-type="string" table:style-name="ce2">
            <text:p>JOLIMESS_Extension inhabituelle pour un fichier xlsx - %s</text:p>
          </table:table-cell>
          <table:table-cell office:value-type="string" table:style-name="ce2">
            <text:p>xlsx.moodle</text:p>
          </table:table-cell>
          <table:table-cell office:value-type="string" table:style-name="ce2">
            <text:p>Conversion XLSX → XML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Tolérances manquantes, imposées à 0.</text:p>
          </table:table-cell>
          <table:table-cell office:value-type="string" table:style-name="ce2">
            <text:p>JOLIMESS_Tolérances manquantes, imposées à 0.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251" table:style-name="ce2">
            <text:p>251</text:p>
          </table:table-cell>
          <table:table-cell office:value-type="string" table:style-name="ce2">
            <text:p>[CLOZE] QCU : élément Correct absent des réponses.</text:p>
          </table:table-cell>
          <table:table-cell office:value-type="string" table:style-name="ce2">
            <text:p>JOLIMESS_[CLOZE] QCU : élément Correct absent des réponses.</text:p>
          </table:table-cell>
          <table:table-cell office:value-type="string" table:style-name="ce4">
            <text:p>gr.qcu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1<text:span text:style-name="T4">re</text:span><text:s/>réponse considérée correct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40" table:style-name="ce2">
            <text:p>340</text:p>
          </table:table-cell>
          <table:table-cell office:value-type="string" table:style-name="ce2">
            <text:p>Texte de longueur &gt; 1 – Concaténation</text:p>
          </table:table-cell>
          <table:table-cell office:value-type="string" table:style-name="ce2">
            <text:p>JOLIMESS_Texte de longueur &gt; 1 – Concaténation</text:p>
          </table:table-cell>
          <table:table-cell office:value-type="string" table:style-name="ce2">
            <text:p>vrai_faux.moodle</text:p>
          </table:table-cell>
          <table:table-cell office:value-type="string" table:style-name="ce2">
            <text:p>Question à deux réponses</text:p>
          </table:table-cell>
          <table:table-cell office:value-type="string" table:style-name="ce2">
            <text:p>Énoncé passé comme un vecteur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La somme des points attribués ne vaut pas 100 % !</text:p>
          </table:table-cell>
          <table:table-cell office:value-type="string" table:style-name="ce2">
            <text:p>JOLIMESS_La somme des points attribués ne vaut pas 100 %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1" table:style-name="ce2">
            <text:p>351</text:p>
          </table:table-cell>
          <table:table-cell office:value-type="string" table:style-name="ce2">
            <text:p>Certaines bonnes réponses n'ont pas de note associée ! On leur met la note 0 faute de mieux...</text:p>
          </table:table-cell>
          <table:table-cell office:value-type="string" table:style-name="ce2">
            <text:p>JOLIMESS_Certaines bonnes réponses n'ont pas de note associée ! On leur met la note 0 faute de mieux..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2" table:style-name="ce2">
            <text:p>352</text:p>
          </table:table-cell>
          <table:table-cell office:value-type="string" table:style-name="ce2">
            <text:p>Certaines bonnes réponses sont affectées d'une fraction négative !</text:p>
          </table:table-cell>
          <table:table-cell office:value-type="string" table:style-name="ce2">
            <text:p>JOLIMESS_Certaines bonnes réponses sont affectées d'une fraction négative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3" table:style-name="ce2">
            <text:p>353</text:p>
          </table:table-cell>
          <table:table-cell office:value-type="string" table:style-name="ce2">
            <text:p>Certaines fausses réponses n'ont pas de fraction associée [NA]. On leur attribue la note 0.</text:p>
          </table:table-cell>
          <table:table-cell office:value-type="string" table:style-name="ce2">
            <text:p>JOLIMESS_Certaines fausses réponses n'ont pas de fraction associée [NA]. On leur attribue la note 0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Certaines fausses réponses sont affectées d'une fraction positive !</text:p>
          </table:table-cell>
          <table:table-cell office:value-type="string" table:style-name="ce2">
            <text:p>JOLIMESS_Certaines fausses réponses sont affectées d'une fraction positive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5" table:style-name="ce2">
            <text:p>355</text:p>
          </table:table-cell>
          <table:table-cell office:value-type="string" table:style-name="ce2">
            <text:p>Il n'y a aucune mauvaise réponse dans ce Q. C. M. !</text:p>
          </table:table-cell>
          <table:table-cell office:value-type="string" table:style-name="ce2">
            <text:p>JOLIMESS_Il n'y a aucune mauvaise réponse dans ce Q. C. M.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Aucune note n'est indiquée pour les réponses. La première réponse est, arbitrairement, supposée la seule correcte. Toutes les autres ont une note nulle.</text:p>
          </table:table-cell>
          <table:table-cell office:value-type="string" table:style-name="ce2">
            <text:p>JOLIMESS_Aucune note n'est indiquée pour les réponses. La première réponse est, arbitrairement, supposée la seule correcte. Toutes les autres ont une note nulle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451" table:style-name="ce2">
            <text:p>451</text:p>
          </table:table-cell>
          <table:table-cell office:value-type="string" table:style-name="ce2">
            <text:p>Code de numérotation inconnu - %s – ignoré.</text:p>
          </table:table-cell>
          <table:table-cell office:value-type="string" table:style-name="ce2">
            <text:p>JOLIMESS_Code de numérotation inconnu - %s – ignoré.</text:p>
          </table:table-cell>
          <table:table-cell office:value-type="string" table:style-name="ce4">
            <text:p>bloc.reponse_multiple</text:p>
          </table:table-cell>
          <table:table-cell office:value-type="string" table:style-name="ce6">
            <text:p>Tous types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affichages<text:s text:c="4"/></text:p>
          </table:table-cell>
          <table:table-cell office:value-type="float" office:value="650" table:style-name="ce2">
            <text:p>650</text:p>
          </table:table-cell>
          <table:table-cell office:value-type="string" table:style-name="ce2">
            <text:p>Image %s trouvée dans plusieurs dossiers. Seule la première sera utilisée [%s]</text:p>
          </table:table-cell>
          <table:table-cell office:value-type="string" table:style-name="ce2">
            <text:p>JOLIMESS_Image %s trouvée dans plusieurs dossiers. Seule la première sera utilisée [%s]</text:p>
          </table:table-cell>
          <table:table-cell office:value-type="string" table:style-name="ce2">
            <text:p>coder_image.moodle</text:p>
          </table:table-cell>
          <table:table-cell office:value-type="string" table:style-name="ce2">
            <text:p>Insertion d’une image dans le XML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affichages<text:s text:c="4"/></text:p>
          </table:table-cell>
          <table:table-cell office:value-type="float" office:value="651" table:style-name="ce2">
            <text:p>651</text:p>
          </table:table-cell>
          <table:table-cell office:value-type="string" table:style-name="ce2">
            <text:p>Image interne %s déjà créée…</text:p>
          </table:table-cell>
          <table:table-cell office:value-type="string" table:style-name="ce2">
            <text:p>JOLIMESS_Image interne %s déjà créée…</text:p>
          </table:table-cell>
          <table:table-cell office:value-type="string" table:style-name="ce2">
            <text:p>coder_image.moodle</text:p>
          </table:table-cell>
          <table:table-cell office:value-type="string" table:style-name="ce2">
            <text:p>Insertion d’une image dans le XML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%d cases avec seulement des espaces dans les énoncés – considérées vides.</text:p>
          </table:table-cell>
          <table:table-cell office:value-type="string" table:style-name="ce2">
            <text:p>JOLIMESS_%d cases avec seulement des espaces dans les énoncés – considérées vides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Au singulier si une seule case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1" table:style-name="ce2">
            <text:p>1001</text:p>
          </table:table-cell>
          <table:table-cell office:value-type="string" table:style-name="ce2">
            <text:p>Nombre en notation scientifique, la détection automatique du nombre de décimales risque d'échouer. Utilisez la colonne Précision.</text:p>
          </table:table-cell>
          <table:table-cell office:value-type="string" table:style-name="ce2">
            <text:p>JOLIMESS_Nombre en notation scientifique, la détection automatique du nombre de décimales risque d'échouer. Utilisez la colonne Précision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Détection à partir du nombre de décimales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2" table:style-name="ce2">
            <text:p>1002</text:p>
          </table:table-cell>
          <table:table-cell office:value-type="string" table:style-name="ce2">
            <text:p>Plusieurs notes distinctes pour la même question. Seule la première sera utilisée.</text:p>
          </table:table-cell>
          <table:table-cell office:value-type="string" table:style-name="ce2">
            <text:p>JOLIMESS_Plusieurs notes distinctes pour la même question. Seule la première sera utilisé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Plusieurs pénalités distinctes pour la même question. Seule la première sera utilisée.</text:p>
          </table:table-cell>
          <table:table-cell office:value-type="string" table:style-name="ce2">
            <text:p>JOLIMESS_Plusieurs pénalités distinctes pour la même question. Seule la première sera utilisé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Plusieurs temps conseillés pour la même question. Seul le premier sera utilisé.</text:p>
          </table:table-cell>
          <table:table-cell office:value-type="string" table:style-name="ce2">
            <text:p>JOLIMESS_Plusieurs temps conseillés pour la même question. Seul le premier sera utilisé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Attention, des notes comprises entre 0 et 1 ont été converties en pourcentages.</text:p>
          </table:table-cell>
          <table:table-cell office:value-type="string" table:style-name="ce2">
            <text:p>JOLIMESS_Attention, des notes comprises entre 0 et 1 ont été converties en pourcentages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6" table:style-name="ce2">
            <text:p>1006</text:p>
          </table:table-cell>
          <table:table-cell office:value-type="string" table:style-name="ce2">
            <text:p>Type de champ inconnu [%s], ignoré.</text:p>
          </table:table-cell>
          <table:table-cell office:value-type="string" table:style-name="ce2">
            <text:p>JOLIMESS_Type de champ inconnu [%s], ignoré.</text:p>
          </table:table-cell>
          <table:table-cell office:value-type="string" table:style-name="ce4">
            <text:p>convertir_cloz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Champ indiquant le type de sous-question…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Attention, colonne %d trouvée en négligeant la casse</text:p>
          </table:table-cell>
          <table:table-cell office:value-type="string" table:style-name="ce2">
            <text:p>JOLIMESS_Attention, colonne %d trouvée en négligeant la casse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Une colonne d'identifiants a été détectée, mais elle semble vide. Elle sera ignorée.</text:p>
          </table:table-cell>
          <table:table-cell office:value-type="string" table:style-name="ce2">
            <text:p>JOLIMESS_Une colonne d'identifiants a été détectée, mais elle semble vide. Elle sera ignorée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/>
        </table:table-row>
        <table:table-row table:number-rows-repeated="1048462" table:style-name="ro2">
          <table:table-cell table:number-columns-repeated="16384"/>
        </table:table-row>
      </table:table>
      <table:table table:name="Avertissements" table:style-name="ta1">
        <table:table-column table:style-name="co1" table:number-columns-repeated="3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6376" table:default-cell-style-name="ce2"/>
        <table:table-row table:style-name="ro3">
          <table:table-cell table:number-columns-repeated="2" table:style-name="ce2"/>
          <table:table-cell office:value-type="string" table:number-columns-spanned="6" table:number-rows-spanned="1" table:style-name="ce8">
            <text:p>Messages d’avertissement de SARP.Moodle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3">
            <text:p>Code</text:p>
          </table:table-cell>
          <table:table-cell office:value-type="string" table:style-name="ce3">
            <text:p>Message</text:p>
          </table:table-cell>
          <table:table-cell table:style-name="ce3"/>
          <table:table-cell office:value-type="string" table:style-name="ce3">
            <text:p>Fonction</text:p>
          </table:table-cell>
          <table:table-cell office:value-type="string" table:style-name="ce3">
            <text:p>Contexte</text:p>
          </table:table-cell>
          <table:table-cell office:value-type="string" table:style-name="ce3">
            <text:p>Remarque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ttention, seule la première valeur sera convertie, les autres seront ignorées...</text:p>
          </table:table-cell>
          <table:table-cell office:value-type="string" table:style-name="ce2">
            <text:p>JOLIMESS_Attention, seule la première valeur sera convertie, les autres seront ignorées...</text:p>
          </table:table-cell>
          <table:table-cell office:value-type="string" table:style-name="ce2">
            <text:p>afficher_nombre.moodle</text:p>
          </table:table-cell>
          <table:table-cell office:value-type="string" table:style-name="ce2">
            <text:p>Affichage d’une valeur numérique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ule la première valeur de précision sera utilisée.</text:p>
          </table:table-cell>
          <table:table-cell office:value-type="string" table:style-name="ce2">
            <text:p>JOLIMESS_Seule la première valeur de précision sera utilisée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rdre.aleatoire de longueur &gt; 1 - seul la première valeur servira</text:p>
          </table:table-cell>
          <table:table-cell office:value-type="string" table:style-name="ce2">
            <text:p>JOLIMESS_ordre.aleatoire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umerotation de longueur &gt; 1 - seul la première valeur servira</text:p>
          </table:table-cell>
          <table:table-cell office:value-type="string" table:style-name="ce2">
            <text:p>JOLIMESS_numerotation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Paramètre incorrect pour une fonction<text:s text:c="4"/>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ontrer.nombre.correct de longueur &gt; 1 - seul la première valeur servira</text:p>
          </table:table-cell>
          <table:table-cell office:value-type="string" table:style-name="ce2">
            <text:p>JOLIMESS_montrer.nombre.correct de longueur &gt; 1 - seul la première valeur servira</text:p>
          </table:table-cell>
          <table:table-cell office:value-type="string" table:style-name="ce4">
            <text:p>bloc.reponse_multiple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Extension inhabituelle pour un fichier texte - %s</text:p>
          </table:table-cell>
          <table:table-cell office:value-type="string" table:style-name="ce2">
            <text:p>JOLIMESS_Extension inhabituelle pour un fichier texte - %s</text:p>
          </table:table-cell>
          <table:table-cell office:value-type="string" table:style-name="ce2">
            <text:p>csv.moodle</text:p>
          </table:table-cell>
          <table:table-cell office:value-type="string" table:style-name="ce2">
            <text:p>Conversion CSV → XML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Extension inhabituelle pour un fichier ods - %s</text:p>
          </table:table-cell>
          <table:table-cell office:value-type="string" table:style-name="ce2">
            <text:p>JOLIMESS_Extension inhabituelle pour un fichier ods - %s</text:p>
          </table:table-cell>
          <table:table-cell office:value-type="string" table:style-name="ce2">
            <text:p>ods.moodle</text:p>
          </table:table-cell>
          <table:table-cell office:value-type="string" table:style-name="ce2">
            <text:p>Conversion ODS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fichiers<text:s text:c="4"/>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Extension inhabituelle pour un fichier xlsx - %s</text:p>
          </table:table-cell>
          <table:table-cell office:value-type="string" table:style-name="ce2">
            <text:p>JOLIMESS_Extension inhabituelle pour un fichier xlsx - %s</text:p>
          </table:table-cell>
          <table:table-cell office:value-type="string" table:style-name="ce2">
            <text:p>xlsx.moodle</text:p>
          </table:table-cell>
          <table:table-cell office:value-type="string" table:style-name="ce2">
            <text:p>Conversion XLSX →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250" table:style-name="ce2">
            <text:p>250</text:p>
          </table:table-cell>
          <table:table-cell office:value-type="string" table:style-name="ce2">
            <text:p>Tolérances manquantes, imposées à 0.</text:p>
          </table:table-cell>
          <table:table-cell office:value-type="string" table:style-name="ce2">
            <text:p>JOLIMESS_Tolérances manquantes, imposées à 0.</text:p>
          </table:table-cell>
          <table:table-cell office:value-type="string" table:style-name="ce4">
            <text:p>gr.numerique</text:p>
          </table:table-cell>
          <table:table-cell office:value-type="string" table:style-name="ce2">
            <text:p>Question «<text:span text:style-name="T2"> cloze </text:span>»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251" table:style-name="ce2">
            <text:p>251</text:p>
          </table:table-cell>
          <table:table-cell office:value-type="string" table:style-name="ce2">
            <text:p>[CLOZE] QCU : élément Correct absent des réponses.</text:p>
          </table:table-cell>
          <table:table-cell office:value-type="string" table:style-name="ce2">
            <text:p>JOLIMESS_[CLOZE] QCU : élément Correct absent des réponses.</text:p>
          </table:table-cell>
          <table:table-cell office:value-type="string" table:style-name="ce4">
            <text:p>gr.qcu</text:p>
          </table:table-cell>
          <table:table-cell office:value-type="string" table:style-name="ce2">
            <text:p>Question «<text:span text:style-name="T2"> cloze </text:span>»</text:p>
          </table:table-cell>
          <table:table-cell office:value-type="string" table:style-name="ce2">
            <text:p>1<text:span text:style-name="T4">re</text:span><text:s/>réponse considérée correcte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40" table:style-name="ce2">
            <text:p>340</text:p>
          </table:table-cell>
          <table:table-cell office:value-type="string" table:style-name="ce2">
            <text:p>Texte de longueur &gt; 1 – Concaténation</text:p>
          </table:table-cell>
          <table:table-cell office:value-type="string" table:style-name="ce2">
            <text:p>JOLIMESS_Texte de longueur &gt; 1 – Concaténation</text:p>
          </table:table-cell>
          <table:table-cell office:value-type="string" table:style-name="ce2">
            <text:p>vrai_faux.moodle</text:p>
          </table:table-cell>
          <table:table-cell office:value-type="string" table:style-name="ce2">
            <text:p>Question à deux réponses</text:p>
          </table:table-cell>
          <table:table-cell office:value-type="string" table:style-name="ce2">
            <text:p>Énoncé passé comme un vecteur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0" table:style-name="ce2">
            <text:p>350</text:p>
          </table:table-cell>
          <table:table-cell office:value-type="string" table:style-name="ce2">
            <text:p>La somme des points attribués ne vaut pas 100 % !</text:p>
          </table:table-cell>
          <table:table-cell office:value-type="string" table:style-name="ce2">
            <text:p>JOLIMESS_La somme des points attribués ne vaut pas 100 %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1" table:style-name="ce2">
            <text:p>351</text:p>
          </table:table-cell>
          <table:table-cell office:value-type="string" table:style-name="ce2">
            <text:p>Certaines bonnes réponses n'ont pas de note associée ! On leur met la note 0 faute de mieux...</text:p>
          </table:table-cell>
          <table:table-cell office:value-type="string" table:style-name="ce2">
            <text:p>JOLIMESS_Certaines bonnes réponses n'ont pas de note associée ! On leur met la note 0 faute de mieux..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2" table:style-name="ce2">
            <text:p>352</text:p>
          </table:table-cell>
          <table:table-cell office:value-type="string" table:style-name="ce2">
            <text:p>Certaines bonnes réponses sont affectées d'une fraction négative !</text:p>
          </table:table-cell>
          <table:table-cell office:value-type="string" table:style-name="ce2">
            <text:p>JOLIMESS_Certaines bonnes réponses sont affectées d'une fraction négative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3" table:style-name="ce2">
            <text:p>353</text:p>
          </table:table-cell>
          <table:table-cell office:value-type="string" table:style-name="ce2">
            <text:p>Certaines fausses réponses n'ont pas de fraction associée [NA]. On leur attribue la note 0.</text:p>
          </table:table-cell>
          <table:table-cell office:value-type="string" table:style-name="ce2">
            <text:p>JOLIMESS_Certaines fausses réponses n'ont pas de fraction associée [NA]. On leur attribue la note 0.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4" table:style-name="ce2">
            <text:p>354</text:p>
          </table:table-cell>
          <table:table-cell office:value-type="string" table:style-name="ce2">
            <text:p>Certaines fausses réponses sont affectées d'une fraction positive !</text:p>
          </table:table-cell>
          <table:table-cell office:value-type="string" table:style-name="ce2">
            <text:p>JOLIMESS_Certaines fausses réponses sont affectées d'une fraction positive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355" table:style-name="ce2">
            <text:p>355</text:p>
          </table:table-cell>
          <table:table-cell office:value-type="string" table:style-name="ce2">
            <text:p>Il n'y a aucune mauvaise réponse dans ce Q. C. M. !</text:p>
          </table:table-cell>
          <table:table-cell office:value-type="string" table:style-name="ce2">
            <text:p>JOLIMESS_Il n'y a aucune mauvaise réponse dans ce Q. C. M. !</text:p>
          </table:table-cell>
          <table:table-cell office:value-type="string" table:style-name="ce2">
            <text:p>qcm.moodle</text:p>
          </table:table-cell>
          <table:table-cell office:value-type="string" table:style-name="ce2">
            <text:p>Question Q. C. U. ou Q. C. M.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Aucune note n'est indiquée pour les réponses. La première réponse est, arbitrairement, supposée la seule correcte. Toutes les autres ont une note nulle.</text:p>
          </table:table-cell>
          <table:table-cell office:value-type="string" table:style-name="ce2">
            <text:p>JOLIMESS_Aucune note n'est indiquée pour les réponses. La première réponse est, arbitrairement, supposée la seule correcte. Toutes les autres ont une note nulle.</text:p>
          </table:table-cell>
          <table:table-cell office:value-type="string" table:style-name="ce2">
            <text:p>question.moodle</text:p>
          </table:table-cell>
          <table:table-cell office:value-type="string" table:style-name="ce6">
            <text:p>Tous types</text:p>
          </table:table-cell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Avertissement</text:p>
          </table:table-cell>
          <table:table-cell office:value-type="string" table:style-name="ce2">
            <text:p>Avertissement concernant les paramètres définissant les questions<text:s text:c="4"/></text:p>
          </table:table-cell>
          <table:table-cell office:value-type="float" office:value="451" table:style-name="ce2">
            <text:p>451</text:p>
          </table:table-cell>
          <table:table-cell office:value-type="string" table:style-name="ce2">
            <text:p>Code de numérotation inconnu - %s – ignoré.</text:p>
          </table:table-cell>
          <table:table-cell office:value-type="string" table:style-name="ce2">
            <text:p>JOLIMESS_Code de numérotation inconnu - %s – ignoré.</text:p>
          </table:table-cell>
          <table:table-cell office:value-type="string" table:style-name="ce4">
            <text:p>bloc.reponse_multiple</text:p>
          </table:table-cell>
          <table:table-cell office:value-type="string" table:style-name="ce6">
            <text:p>Tous types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affichages<text:s text:c="4"/></text:p>
          </table:table-cell>
          <table:table-cell office:value-type="float" office:value="650" table:style-name="ce2">
            <text:p>650</text:p>
          </table:table-cell>
          <table:table-cell office:value-type="string" table:style-name="ce2">
            <text:p>Image %s trouvée dans plusieurs dossiers. Seule la première sera utilisée [%s]</text:p>
          </table:table-cell>
          <table:table-cell office:value-type="string" table:style-name="ce2">
            <text:p>JOLIMESS_Image %s trouvée dans plusieurs dossiers. Seule la première sera utilisée [%s]</text:p>
          </table:table-cell>
          <table:table-cell office:value-type="string" table:style-name="ce2">
            <text:p>coder_image.moodle</text:p>
          </table:table-cell>
          <table:table-cell office:value-type="string" table:style-name="ce2">
            <text:p>Insertion d’une image dans le XML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es affichages<text:s text:c="4"/></text:p>
          </table:table-cell>
          <table:table-cell office:value-type="float" office:value="651" table:style-name="ce2">
            <text:p>651</text:p>
          </table:table-cell>
          <table:table-cell office:value-type="string" table:style-name="ce2">
            <text:p>Image interne %s déjà créée…</text:p>
          </table:table-cell>
          <table:table-cell office:value-type="string" table:style-name="ce2">
            <text:p>JOLIMESS_Image interne %s déjà créée…</text:p>
          </table:table-cell>
          <table:table-cell office:value-type="string" table:style-name="ce2">
            <text:p>coder_image.moodle</text:p>
          </table:table-cell>
          <table:table-cell office:value-type="string" table:style-name="ce2">
            <text:p>Insertion d’une image dans le XML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%d cases avec seulement des espaces dans les énoncés – considérées vides.</text:p>
          </table:table-cell>
          <table:table-cell office:value-type="string" table:style-name="ce2">
            <text:p>JOLIMESS_%d cases avec seulement des espaces dans les énoncés – considérées vides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Au singulier si une seule case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1" table:style-name="ce2">
            <text:p>1001</text:p>
          </table:table-cell>
          <table:table-cell office:value-type="string" table:style-name="ce2">
            <text:p>Nombre en notation scientifique, la détection automatique du nombre de décimales risque d'échouer. Utilisez la colonne Précision.</text:p>
          </table:table-cell>
          <table:table-cell office:value-type="string" table:style-name="ce2">
            <text:p>JOLIMESS_Nombre en notation scientifique, la détection automatique du nombre de décimales risque d'échouer. Utilisez la colonne Précision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Détection à partir du nombre de décimales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2" table:style-name="ce2">
            <text:p>1002</text:p>
          </table:table-cell>
          <table:table-cell office:value-type="string" table:style-name="ce2">
            <text:p>Plusieurs notes distinctes pour la même question. Seule la première sera utilisée.</text:p>
          </table:table-cell>
          <table:table-cell office:value-type="string" table:style-name="ce2">
            <text:p>JOLIMESS_Plusieurs notes distinctes pour la même question. Seule la première sera utilisé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Plusieurs pénalités distinctes pour la même question. Seule la première sera utilisée.</text:p>
          </table:table-cell>
          <table:table-cell office:value-type="string" table:style-name="ce2">
            <text:p>JOLIMESS_Plusieurs pénalités distinctes pour la même question. Seule la première sera utilisée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4" table:style-name="ce2">
            <text:p>1004</text:p>
          </table:table-cell>
          <table:table-cell office:value-type="string" table:style-name="ce2">
            <text:p>Plusieurs temps conseillés pour la même question. Seul le premier sera utilisé.</text:p>
          </table:table-cell>
          <table:table-cell office:value-type="string" table:style-name="ce2">
            <text:p>JOLIMESS_Plusieurs temps conseillés pour la même question. Seul le premier sera utilisé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5" table:style-name="ce2">
            <text:p>1005</text:p>
          </table:table-cell>
          <table:table-cell office:value-type="string" table:style-name="ce2">
            <text:p>Attention, des notes comprises entre 0 et 1 ont été converties en pourcentages.</text:p>
          </table:table-cell>
          <table:table-cell office:value-type="string" table:style-name="ce2">
            <text:p>JOLIMESS_Attention, des notes comprises entre 0 et 1 ont été converties en pourcentages.</text:p>
          </table:table-cell>
          <table:table-cell office:value-type="string" table:style-name="ce4">
            <text:p>convertir_question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6" table:style-name="ce2">
            <text:p>1006</text:p>
          </table:table-cell>
          <table:table-cell office:value-type="string" table:style-name="ce2">
            <text:p>Type de champ inconnu [%s], ignoré.</text:p>
          </table:table-cell>
          <table:table-cell office:value-type="string" table:style-name="ce2">
            <text:p>JOLIMESS_Type de champ inconnu [%s], ignoré.</text:p>
          </table:table-cell>
          <table:table-cell office:value-type="string" table:style-name="ce4">
            <text:p>convertir_cloz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office:value-type="string" table:style-name="ce2">
            <text:p>Champ indiquant le type de sous-question…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7" table:style-name="ce2">
            <text:p>1007</text:p>
          </table:table-cell>
          <table:table-cell office:value-type="string" table:style-name="ce2">
            <text:p>Attention, colonne %d trouvée en négligeant la casse</text:p>
          </table:table-cell>
          <table:table-cell office:value-type="string" table:style-name="ce2">
            <text:p>JOLIMESS_Attention, colonne %d trouvée en négligeant la casse</text:p>
          </table:table-cell>
          <table:table-cell office:value-type="string" table:style-name="ce4">
            <text:p>trouver_colonn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style-name="ro2">
          <table:table-cell office:value-type="string" table:style-name="ce2">
            <text:p>Avertissement</text:p>
          </table:table-cell>
          <table:table-cell office:value-type="string" table:style-name="ce2">
            <text:p>Avertissements concernant la conversion d’un tableau (csv, xlsx, ods…) en questions<text:s text:c="4"/></text:p>
          </table:table-cell>
          <table:table-cell office:value-type="float" office:value="1008" table:style-name="ce2">
            <text:p>1008</text:p>
          </table:table-cell>
          <table:table-cell office:value-type="string" table:style-name="ce2">
            <text:p>Une colonne d'identifiants a été détectée, mais elle semble vide. Elle sera ignorée.</text:p>
          </table:table-cell>
          <table:table-cell office:value-type="string" table:style-name="ce2">
            <text:p>JOLIMESS_Une colonne d'identifiants a été détectée, mais elle semble vide. Elle sera ignorée.</text:p>
          </table:table-cell>
          <table:table-cell office:value-type="string" table:style-name="ce2">
            <text:p>df.moodle</text:p>
          </table:table-cell>
          <table:table-cell office:value-type="string" table:style-name="ce2">
            <text:p>Conversion d’une<text:s/><text:span text:style-name="T2">data.frame</text:span></text:p>
          </table:table-cell>
          <table:table-cell table:style-name="ce2"/>
          <table:table-cell table:number-columns-repeated="16376" table:style-name="ce1"/>
        </table:table-row>
        <table:table-row table:number-rows-repeated="6" table:style-name="ro2">
          <table:table-cell table:number-columns-repeated="8" table:style-name="ce2"/>
          <table:table-cell table:number-columns-repeated="16376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Remarques_diverses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16380" table:default-cell-style-name="ce9"/>
        <table:table-row table:style-name="ro4">
          <table:table-cell office:value-type="string" table:style-name="ce9">
            <text:p>Dans les messages, un retour à la ligne est indiqué par \n</text:p>
          </table:table-cell>
          <table:table-cell table:number-columns-repeated="16383" table:style-name="ce9"/>
        </table:table-row>
        <table:table-row table:style-name="ro4">
          <table:table-cell office:value-type="string" table:style-name="ce9">
            <text:p>Dans les messages, les parties variables sont repérées par les codes utilisés en C :</text:p>
          </table:table-cell>
          <table:table-cell office:value-type="string" table:style-name="ce9">
            <text:p>%s</text:p>
          </table:table-cell>
          <table:table-cell office:value-type="string" table:style-name="ce9">
            <text:p>sera remplacé par</text:p>
          </table:table-cell>
          <table:table-cell office:value-type="string" table:style-name="ce9">
            <text:p>une chaîne de caractères</text:p>
          </table:table-cell>
          <table:table-cell table:number-columns-repeated="16380"/>
        </table:table-row>
        <table:table-row table:style-name="ro4">
          <table:table-cell table:style-name="ce9"/>
          <table:table-cell office:value-type="string" table:style-name="ce9">
            <text:p>%d</text:p>
          </table:table-cell>
          <table:table-cell table:style-name="ce9"/>
          <table:table-cell office:value-type="string" table:style-name="ce9">
            <text:p>une valeur entière</text:p>
          </table:table-cell>
          <table:table-cell table:number-columns-repeated="16380"/>
        </table:table-row>
        <table:table-row table:style-name="ro4">
          <table:table-cell table:style-name="ce9"/>
          <table:table-cell office:value-type="string" table:style-name="ce9">
            <text:p>%f</text:p>
          </table:table-cell>
          <table:table-cell table:style-name="ce9"/>
          <table:table-cell office:value-type="string" table:style-name="ce9">
            <text:p>une valeur réelle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Les fonctions internes (invisibles de l’utilisateur) sont indiquées sur fond violet</text:p>
          </table:table-cell>
          <table:table-cell table:number-columns-repeated="3" table:style-name="ce10"/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11">
            <text:p>Une erreur dans une fonction interne signale souvent un problème en amont dans la création de la question (souvent, une<text:s/><text:span text:style-name="T2">cloze</text:span>)</text:p>
          </table:table-cell>
          <table:covered-table-cell table:number-columns-repeated="3"/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Historique" table:style-name="ta1"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16381" table:default-cell-style-name="ce2"/>
        <table:table-row table:style-name="ro3">
          <table:table-cell office:value-type="string" table:number-columns-spanned="4" table:number-rows-spanned="1" table:style-name="ce8">
            <text:p>Suivi des modifications de ce fichier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2"/>
        </table:table-row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Auteur</text:p>
          </table:table-cell>
          <table:table-cell office:value-type="string" table:style-name="ce3">
            <text:p>Changement</text:p>
          </table:table-cell>
          <table:table-cell office:value-type="string" table:style-name="ce3">
            <text:p>Code</text:p>
          </table:table-cell>
          <table:table-cell table:number-columns-repeated="16380"/>
        </table:table-row>
        <table:table-row table:style-name="ro2">
          <table:table-cell office:value-type="date" office:date-value="2023-05-18T00:00:00" table:style-name="ce12">
            <text:p>18/05/23</text:p>
          </table:table-cell>
          <table:table-cell office:value-type="string" table:style-name="ce2">
            <text:p>Emmanuel Curis</text:p>
          </table:table-cell>
          <table:table-cell office:value-type="string" table:style-name="ce2">
            <text:p>Création du fichier</text:p>
          </table:table-cell>
          <table:table-cell table:number-columns-repeated="16381" table:style-name="ce2"/>
        </table:table-row>
        <table:table-row table:style-name="ro2">
          <table:table-cell office:value-type="date" office:date-value="2023-05-31T00:00:00" table:style-name="ce12">
            <text:p>31/05/23</text:p>
          </table:table-cell>
          <table:table-cell office:value-type="string" table:style-name="ce2">
            <text:p>Emmanuel Curis</text:p>
          </table:table-cell>
          <table:table-cell office:value-type="string" table:style-name="ce2">
            <text:p>Ajout d’un avertissement si colonne d’identifiants de question vide</text:p>
          </table:table-cell>
          <table:table-cell office:value-type="string" table:style-name="ce2">
            <text:p>A :</text:p>
          </table:table-cell>
          <table:table-cell table:number-columns-repeated="16380"/>
        </table:table-row>
        <table:table-row table:number-rows-repeated="104857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4</meta:generator>
    <dc:creator>Marie Verbanck</dc:creator>
    <meta:creation-date>2023-05-18T08:07:01Z</meta:creation-date>
    <dc:date>2023-06-08T20:26:27Z</dc:date>
    <meta:editing-cycles>18</meta:editing-cycles>
    <meta:editing-duration>PT16045S</meta:editing-duration>
  </office:meta>
</office:document-meta>
</file>